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43" calcext:value-type="float">
            <text:p>1243</text:p>
          </table:table-cell>
          <table:table-cell table:style-name="ce7" table:formula="of:=COUNTIF([.B7:.B1000000];&quot;X&quot;)" office:value-type="float" office:value="1070" calcext:value-type="float">
            <text:p>1070</text:p>
          </table:table-cell>
          <table:table-cell table:style-name="ce7" table:formula="of:=COUNTIF([.C7:.C1000000];&quot;X&quot;)" office:value-type="float" office:value="21" calcext:value-type="float">
            <text:p>21</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7" calcext:value-type="float">
            <text:p>147</text:p>
          </table:table-cell>
          <table:table-cell table:style-name="ce25" table:formula="of:=SUM([.B2:.F2])" office:value-type="float" office:value="1323" calcext:value-type="float">
            <text:p>132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08">00/00/0000</text:date>, <text:time style:data-style-name="N2" text:time-value="22:50:39.42573749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5-08T22:52:03.230619880</dc:date>
    <meta:editing-duration>P1DT9H10M30S</meta:editing-duration>
    <meta:editing-cycles>1233</meta:editing-cycles>
    <meta:document-statistic meta:table-count="1" meta:cell-count="7501" meta:object-count="0"/>
  </office:meta>
</office:document-meta>
</file>